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2928" officeooo:paragraph-rsid="000e2928"/>
    </style:style>
    <style:style style:name="P2" style:family="paragraph" style:parent-style-name="Standard">
      <style:text-properties officeooo:rsid="000f3c23" officeooo:paragraph-rsid="000f3c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re are rumors on the internets.</text:p>
      <text:p text:style-name="P2"><text:tab/>break explode_bomb</text:p>
      <text:p text:style-name="P2"><text:tab/>break phase_1</text:p>
      <text:p text:style-name="P2"><text:tab/>run</text:p>
      <text:p text:style-name="P2"><text:tab/>disass phase_1</text:p>
      <text:p text:style-name="P2"><text:tab/>x/s 0x804a364</text:p>
      <text:p text:style-name="P2"><text:tab/>x/s %ebp + 0x8</text:p>
      <text:p text:style-name="P2"><text:tab/>n</text:p>
      <text:p text:style-name="P2"><text:tab/>(Breakpoint 1, 0x080491e1 in explode_bomb ())</text:p>
      <text:p text:style-name="P2"><text:tab/>q</text:p>
      <text:p text:style-name="P2"><text:tab/>ni</text:p>
      <text:p text:style-name="P2"><text:tab/>info r</text:p>
      <text:p text:style-name="P2"><text:tab/>b explode_bomb</text:p>
      <text:p text:style-name="P2"><text:tab/>b phase_2</text:p>
      <text:p text:style-name="P2"><text:tab/>r</text:p>
      <text:p text:style-name="P2"/>
      <text:p text:style-name="P2"/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14:42:52.598346257</meta:creation-date>
    <dc:date>2015-02-12T15:16:12.865487175</dc:date>
    <meta:editing-duration>PT18M7S</meta:editing-duration>
    <meta:editing-cycles>1</meta:editing-cycles>
    <meta:document-statistic meta:table-count="0" meta:image-count="0" meta:object-count="0" meta:page-count="1" meta:paragraph-count="16" meta:word-count="35" meta:character-count="203" meta:non-whitespace-character-count="168"/>
    <meta:generator>LibreOffice/4.2.7.2$Linux_X86_64 LibreOffice_project/420m0$Build-2</meta:generator>
  </office:meta>
</office:document-meta>
</file>